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ebca5" officeooo:paragraph-rsid="000ebca5"/>
    </style:style>
    <style:style style:name="P2" style:family="paragraph" style:parent-style-name="Standard">
      <style:paragraph-properties fo:text-align="center" style:justify-single-word="false"/>
      <style:text-properties officeooo:rsid="000ebca5" officeooo:paragraph-rsid="000ebca5"/>
    </style:style>
    <style:style style:name="P3" style:family="paragraph" style:parent-style-name="Standard">
      <style:paragraph-properties fo:text-align="start" style:justify-single-word="false"/>
      <style:text-properties officeooo:rsid="000ebca5" officeooo:paragraph-rsid="000ebca5"/>
    </style:style>
    <style:style style:name="P4" style:family="paragraph" style:parent-style-name="Standard">
      <style:paragraph-properties fo:text-align="start" style:justify-single-word="false"/>
      <style:text-properties officeooo:rsid="0010d7e8" officeooo:paragraph-rsid="0010d7e8"/>
    </style:style>
    <style:style style:name="P5" style:family="paragraph" style:parent-style-name="Standard">
      <style:paragraph-properties fo:text-align="start" style:justify-single-word="false"/>
      <style:text-properties fo:font-style="italic" officeooo:rsid="0010d7e8" officeooo:paragraph-rsid="0010d7e8" style:font-style-asian="italic" style:font-style-complex="italic"/>
    </style:style>
    <style:style style:name="T1" style:family="text">
      <style:text-properties officeooo:rsid="000fbbc3"/>
    </style:style>
    <style:style style:name="T2" style:family="text">
      <style:text-properties fo:font-style="italic" style:font-style-asian="italic" style:font-style-complex="italic"/>
    </style:style>
    <style:style style:name="T3" style:family="text">
      <style:text-properties fo:font-style="italic" officeooo:rsid="000fbbc3" style:font-style-asian="italic" style:font-style-complex="italic"/>
    </style:style>
    <style:style style:name="T4" style:family="text">
      <style:text-properties fo:font-style="italic" officeooo:rsid="001052be"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0fbbc3" style:font-style-asian="normal" style:font-style-complex="normal"/>
    </style:style>
    <style:style style:name="T7" style:family="text">
      <style:text-properties fo:font-style="normal" officeooo:rsid="001052be" style:font-style-asian="normal" style:font-style-complex="normal"/>
    </style:style>
    <style:style style:name="T8" style:family="text">
      <style:text-properties fo:font-style="normal" officeooo:rsid="0010d7e8" style:font-style-asian="normal" style:font-style-complex="normal"/>
    </style:style>
    <style:style style:name="T9" style:family="text">
      <style:text-properties officeooo:rsid="001052b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riae Walker</text:p>
      <text:p text:style-name="P1">CS 410</text:p>
      <text:p text:style-name="P1">Project 2</text:p>
      <text:p text:style-name="P2">Moving Object Detection and Tracking</text:p>
      <text:p text:style-name="P2"/>
      <text:p text:style-name="P3"><text:tab/>For this project the Android Java Camera was used to detect moving objects in viewing range of the Android phone camera.</text:p>
      <text:p text:style-name="P3"><text:tab/>Different approaches could have been taken in accomplishing this task of detection and tracking. My approach was to isolate the foreground (i.e) moving objects with in each frame by comparing the current frame with a previous frame to detect moving objects. Then, by repeating this method of detection for every frame and drawing bounding boxes around the isolated foreground objects I was able to effective track their movements across frames.</text:p>
      <text:p text:style-name="P3"><text:tab/>The algorithm for my approach proceeded as follows. First, I captured camera frames using the Android java camera callback<text:span text:style-name="T2"> onCameraFrame()</text:span>. Once inside this function <text:span text:style-name="T9">I </text:span>preformed the necessary manipulations on the captured frame to facilitate detection and tracking. <text:span text:style-name="T1">The first manipulation was done through the </text:span><text:span text:style-name="T3">backgroundMOG</text:span><text:span text:style-name="T1"> function </text:span><text:span text:style-name="T3">apply.</text:span><text:span text:style-name="T1"> </text:span><text:span text:style-name="T3">apply </text:span><text:span text:style-name="T1">takes a openCV Mat (image) and a learning rate and returns a foreground mask. By setting the learning rate to .1, I was about to produce desirable foreground masks that isolated the moving objects. After extracting the foreground mask I applied the OpenCV functions </text:span><text:span text:style-name="T3">erode</text:span><text:span text:style-name="T1"> and </text:span><text:span text:style-name="T3">dilate</text:span><text:span text:style-name="T1">. Erosion takes the minimum value in a neighboring set of pixels, and dilation takes the maximum values in a set of pixels.</text:span><text:span text:style-name="T3"> </text:span><text:span text:style-name="T6">Erosion and dilation </text:span><text:span text:style-name="T1">techniques can help to remove noise and fill unwanted “holes” with in the image (holes could be things like space between a persons arm and body). A key parameter of the </text:span><text:span text:style-name="T3">erode</text:span><text:span text:style-name="T1"> and </text:span><text:span text:style-name="T3">dilate</text:span><text:span text:style-name="T1"> functions is </text:span><text:span text:style-name="T3">ksize. </text:span><text:span text:style-name="T6">This parameter defines the size of </text:span><text:span text:style-name="T7">a pixel's “structuring</text:span><text:span text:style-name="T4"> element</text:span><text:span text:style-name="T7">” (neighboring pixels), and in doing so can manipulate the extend of erosion or dilation. Next, we use the OpenCv function </text:span><text:span text:style-name="T4">findContours </text:span><text:span text:style-name="T7">this function finds the edges in our images, and gives us and outline of our moving objects. A key parameter of </text:span><text:span text:style-name="T4">findContours</text:span><text:span text:style-name="T7"> is the parameter </text:span><text:span text:style-name="T4">mode. </text:span><text:span text:style-name="T7">By setting mode to RETR_EXTERNAL (retrieve external) I was able to grab only the outer most contours. This is necessary because later we will draw bounding boxes around the contours. We do not want to draw contours around, for example, the designs on a T-shirt of a moving pedestrian. Finally, as mentioned above we draw bounding boxes around the contours using the OpenCv function </text:span><text:span text:style-name="T4">rectangle, </text:span><text:span text:style-name="T7">and by drawing these rectangles on our originally captured frame we can track our moving objects.</text:span></text:p>
      <text:p text:style-name="P3"><text:span text:style-name="T7"><text:tab/>This algorithm yield</text:span><text:span text:style-name="T8">ed </text:span><text:span text:style-name="T7">fairly successful results on the Android phone. Some pitfalls were that the camera frames would lag due to the amount of processing done on each frame. This could be fixed by fine tuning the number of time erosion and dilation of applied to the frames. Erosion and dilation seemed to take up impacting amounts of processing power. Also, if some form of stabilization were to have been used, the user could move around with the camera while tracking objects and detection/ tracking would not be affected by camera jitter. </text:span><text:span text:style-name="T8">In the future, I would like to make these improvements to make this project more robust.</text:span></text:p>
      <text:p text:style-name="P3"><text:span text:style-name="T8"/></text:p>
      <text:p text:style-name="P4"><text:span text:style-name="T5">Link to project: </text:span><text:a xlink:type="simple" xlink:href="https://github.com/snoopy7/Android_MovingObjectDetector"><text:span text:style-name="T2">https://github.com/snoopy7/Android_MovingObjectDetector</text:span></text:a></text:p>
      <text:p text:style-name="P4"><text:span text:style-name="T7"/></text:p>
      <text:p text:style-name="P5"><text:span text:style-name="T9">n</text:span>ote: video of results (outputs) are also included in the repository. However, inputs are not available since data was captured on the f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2T16:35:18.946000000</meta:creation-date>
    <dc:date>2014-03-12T17:29:43.487000000</dc:date>
    <meta:editing-duration>PT4M52S</meta:editing-duration>
    <meta:editing-cycles>2</meta:editing-cycles>
    <meta:generator>LibreOffice/4.1.3.2$Windows_x86 LibreOffice_project/70feb7d99726f064edab4605a8ab840c50ec57a</meta:generator>
    <meta:document-statistic meta:table-count="0" meta:image-count="0" meta:object-count="0" meta:page-count="1" meta:paragraph-count="10" meta:word-count="533" meta:character-count="3292" meta:non-whitespace-character-count="2765"/>
  </office:meta>
</office:document-meta>
</file>